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ef9df" draw:textarea-horizontal-align="justify" draw:textarea-vertical-align="middle" draw:auto-grow-height="false" fo:min-height="3.853cm" fo:min-width="4.36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4cm" fo:min-width="4.8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97cm"/>
    </style:style>
    <style:style style:name="gr10" style:family="graphic" style:parent-style-name="standard">
      <style:graphic-properties draw:marker-start="Arrow" draw:marker-start-width="0.3cm" draw:marker-end="Arrow" draw:marker-end-width="0.3cm" draw:fill="solid" draw:fill-color="#ff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58cm"/>
    </style:style>
    <style:style style:name="gr12" style:family="graphic" style:parent-style-name="standard">
      <style:graphic-properties draw:fill="solid" draw:fill-color="#fef9df" draw:textarea-horizontal-align="justify" draw:textarea-vertical-align="middle" draw:auto-grow-height="false" fo:min-height="7.208cm" fo:min-width="11.652cm"/>
    </style:style>
    <style:style style:name="gr13" style:family="graphic" style:parent-style-name="standard">
      <style:graphic-properties draw:fill="solid" draw:fill-color="#e6e6ff" draw:textarea-horizontal-align="justify" draw:textarea-vertical-align="middle" draw:auto-grow-height="false" fo:min-height="1.655cm" fo:min-width="1.532cm"/>
    </style:style>
    <style:style style:name="gr14" style:family="graphic" style:parent-style-name="standard">
      <style:graphic-properties draw:fill="solid" draw:fill-color="#eeeeee" draw:textarea-horizontal-align="justify" draw:textarea-vertical-align="middle" draw:auto-grow-height="false" fo:min-height="1.632cm" fo:min-width="3.97cm" fo:wrap-option="no-wrap"/>
    </style:style>
    <style:style style:name="gr15" style:family="graphic" style:parent-style-name="standard">
      <style:graphic-properties draw:fill="solid" draw:fill-color="#f99e45" draw:textarea-horizontal-align="justify" draw:textarea-vertical-align="middle" draw:auto-grow-height="false" fo:min-height="0.559cm" fo:min-width="0.436cm"/>
    </style:style>
    <style:style style:name="gr16" style:family="graphic" style:parent-style-name="standard">
      <style:graphic-properties draw:fill="solid" draw:fill-color="#99cccc" draw:textarea-horizontal-align="justify" draw:textarea-vertical-align="middle" draw:auto-grow-height="false" fo:min-height="3.18cm" fo:min-width="1.839cm"/>
    </style:style>
    <style:style style:name="gr17" style:family="graphic" style:parent-style-name="standard">
      <style:graphic-properties draw:fill="solid" draw:fill-color="#ff420e" draw:textarea-vertical-align="middle" draw:auto-grow-height="false" fo:min-height="0.065cm" fo:min-width="1.143cm"/>
    </style:style>
    <style:style style:name="gr18" style:family="graphic" style:parent-style-name="standard">
      <style:graphic-properties draw:fill-color="#ffcc99" draw:textarea-horizontal-align="justify" draw:textarea-vertical-align="middle" draw:auto-grow-height="false" fo:min-height="0.949cm" fo:min-width="1.8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421cm"/>
    </style:style>
    <style:style style:name="gr20" style:family="graphic" style:parent-style-name="standard">
      <style:graphic-properties draw:fill="solid" draw:fill-color="#fef9df" draw:textarea-horizontal-align="justify" draw:textarea-vertical-align="middle" draw:auto-grow-height="false" fo:min-height="7.208cm" fo:min-width="9.498cm"/>
    </style:style>
    <style:style style:name="gr21" style:family="graphic" style:parent-style-name="standard">
      <style:graphic-properties draw:fill="solid" draw:fill-color="#f99e45" draw:textarea-horizontal-align="justify" draw:textarea-vertical-align="middle" draw:auto-grow-height="false" fo:min-height="1.097cm" fo:min-width="0.9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4.908cm"/>
    </style:style>
    <style:style style:name="gr23" style:family="graphic" style:parent-style-name="standard">
      <style:graphic-properties draw:fill="solid" draw:fill-color="#ff420e" draw:textarea-horizontal-align="justify" draw:textarea-vertical-align="middle" draw:auto-grow-height="false" fo:min-height="0.766cm" fo:min-width="1.278cm"/>
    </style:style>
    <style:style style:name="gr24" style:family="graphic" style:parent-style-name="standard">
      <style:graphic-properties draw:fill="solid" draw:fill-color="#eeeeee" draw:textarea-horizontal-align="justify" draw:textarea-vertical-align="middle" draw:auto-grow-height="false" fo:min-height="1.887cm" fo:min-width="1.66cm"/>
    </style:style>
    <style:style style:name="gr25" style:family="graphic" style:parent-style-name="standard">
      <style:graphic-properties draw:fill="solid" draw:fill-color="#cfe7f5" draw:textarea-vertical-align="middle" draw:auto-grow-height="false" fo:min-height="1.013cm" fo:min-width="2.033cm"/>
    </style:style>
    <style:style style:name="gr2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27" style:family="graphic" style:parent-style-name="standard">
      <style:graphic-properties draw:fill="solid" draw:fill-color="#e6e6ff" draw:textarea-horizontal-align="justify" draw:textarea-vertical-align="middle" draw:auto-grow-height="false" fo:min-height="0.323cm" fo:min-width="0.2cm"/>
    </style:style>
    <style:style style:name="gr28" style:family="graphic" style:parent-style-name="standard">
      <style:graphic-properties draw:fill="solid" draw:fill-color="#e6e6ff" draw:textarea-horizontal-align="justify" draw:textarea-vertical-align="middle" draw:auto-grow-height="false" fo:min-height="1.274cm" fo:min-width="2.04cm"/>
    </style:style>
    <style:style style:name="gr29" style:family="graphic" style:parent-style-name="standard">
      <style:graphic-properties draw:fill="solid" draw:fill-color="#eeeeee" draw:textarea-horizontal-align="justify" draw:textarea-vertical-align="middle" draw:auto-grow-height="false" fo:min-height="1.584cm" fo:min-width="4.255cm"/>
    </style:style>
    <style:style style:name="gr30" style:family="graphic" style:parent-style-name="objectwithoutfill">
      <style:graphic-properties draw:marker-start="Double_20_Arrow" draw:marker-end="Arrow" draw:marker-end-width="0.3cm" draw:fill="none" draw:fill-color="#ffffff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04cm"/>
    </style:style>
    <style:style style:name="gr32" style:family="graphic" style:parent-style-name="objectwithoutfill">
      <style:graphic-properties draw:stroke="dash" draw:stroke-dash="Fine_20_Dashed" draw:marker-start="Arrow" draw:marker-end="Arrow" draw:fill="none" draw:fill-color="#ffffff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2.957cm"/>
    </style:style>
    <style:style style:name="gr34" style:family="graphic" style:parent-style-name="standard">
      <style:graphic-properties draw:fill="solid" draw:fill-color="#fef9df" draw:textarea-horizontal-align="justify" draw:textarea-vertical-align="middle" draw:auto-grow-height="false" fo:min-height="3.853cm" fo:min-width="4.365cm"/>
    </style:style>
    <style:style style:name="gr35" style:family="graphic" style:parent-style-name="standard">
      <style:graphic-properties draw:fill="solid" draw:fill-color="#ff420e" draw:textarea-horizontal-align="justify" draw:textarea-vertical-align="middle" draw:auto-grow-height="false" fo:min-height="0.766cm" fo:min-width="0.933cm"/>
    </style:style>
    <style:style style:name="gr36" style:family="graphic" style:parent-style-name="objectwithoutfill">
      <style:graphic-properties draw:fill="none" draw:fill-color="#ffffff" draw:textarea-vertical-align="middle"/>
    </style:style>
    <style:style style:name="gr37" style:family="graphic" style:parent-style-name="objectwithoutfill">
      <style:graphic-properties draw:stroke="dash" draw:stroke-dash="Fine_20_Dashed" draw:marker-end="Arrow" draw:fill="none" draw:fill-color="#ffffff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3.135cm"/>
    </style:style>
    <style:style style:name="gr39" style:family="graphic" style:parent-style-name="objectwithoutfill">
      <style:graphic-properties draw:marker-start="Arrow" draw:marker-start-width="0.305cm" draw:marker-end="Arrow" draw:marker-end-width="0.3cm" draw:fill="none" draw:fill-color="#ffffff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862cm"/>
    </style:style>
    <style:style style:name="gr41" style:family="graphic" style:parent-style-name="standard">
      <style:graphic-properties draw:fill="solid" draw:fill-color="#ff420e" draw:textarea-horizontal-align="justify" draw:textarea-vertical-align="middle" draw:auto-grow-height="false" fo:min-height="0.766cm" fo:min-width="0.49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243cm"/>
    </style:style>
    <style:style style:name="gr43" style:family="graphic" style:parent-style-name="standard">
      <style:graphic-properties draw:fill="solid" draw:fill-color="#fef9df" draw:textarea-horizontal-align="justify" draw:textarea-vertical-align="middle" draw:auto-grow-height="false" fo:min-height="3.853cm" fo:min-width="4.352cm"/>
    </style:style>
    <style:style style:name="gr44" style:family="graphic" style:parent-style-name="standard">
      <style:graphic-properties draw:fill="solid" draw:fill-color="#ff420e" draw:textarea-horizontal-align="justify" draw:textarea-vertical-align="middle" draw:auto-grow-height="false" fo:min-height="0.766cm" fo:min-width="0.26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ef9df"/>
      <style:paragraph-properties fo:text-align="center"/>
      <style:text-properties fo:font-size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fef9df"/>
      <style:paragraph-properties fo:text-align="center"/>
    </style:style>
    <style:style style:name="P7" style:family="paragraph">
      <loext:graphic-properties draw:fill="solid" draw:fill-color="#e6e6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solid" draw:fill-color="#eeeeee"/>
      <style:paragraph-properties fo:text-align="center"/>
    </style:style>
    <style:style style:name="P9" style:family="paragraph">
      <loext:graphic-properties draw:fill="solid" draw:fill-color="#f99e45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solid" draw:fill-color="#99cccc"/>
      <style:paragraph-properties fo:text-align="center"/>
      <style:text-properties fo:font-size="15pt" style:font-size-asian="15pt" style:font-size-complex="15pt"/>
    </style:style>
    <style:style style:name="P11" style:family="paragraph">
      <loext:graphic-properties draw:fill="solid" draw:fill-color="#ff420e"/>
      <style:paragraph-properties fo:text-align="center"/>
    </style:style>
    <style:style style:name="P12" style:family="paragraph">
      <loext:graphic-properties draw:fill-color="#ffcc99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loext:graphic-properties draw:fill="solid" draw:fill-color="#eeeeee"/>
      <style:paragraph-properties fo:text-align="center"/>
      <style:text-properties fo:font-size="18pt"/>
    </style:style>
    <style:style style:name="P15" style:family="paragraph">
      <loext:graphic-properties draw:fill="solid" draw:fill-color="#eeeeee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solid" draw:fill-color="#cfe7f5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="solid" draw:fill-color="#e6e6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8" style:family="paragraph">
      <loext:graphic-properties draw:fill="solid" draw:fill-color="#e6e6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custom-shape draw:style-name="gr1" draw:text-style-name="P2" draw:layer="layout" svg:width="4.953cm" svg:height="4.191cm" svg:x="12.176cm" svg:y="7.35cm">
          <text:p text:style-name="P1"><text:span text:style-name="T1">Cheetah </text:span></text:p>
          <text:p text:style-name="P1"><text:span text:style-name="T1"/></text:p>
          <text:p text:style-name="P1"><text:span text:style-name="T1">Webserver</text:span></text:p>
          <draw:enhanced-geometry svg:viewBox="0 0 21600 21600" draw:path-stretchpoint-x="10800" draw:path-stretchpoint-y="10800" draw:text-areas="?f3 ?f4 ?f5 ?f6" draw:type="round-rectangle" draw:modifiers="787.92809342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782cm" svg:height="0.962cm" svg:x="2.995cm" svg:y="6.769cm">
          <draw:text-box>
            <text:p>HTTP / HTTPS</text:p>
          </draw:text-box>
        </draw:frame>
        <draw:frame draw:style-name="gr3" draw:text-style-name="P4" draw:layer="layout" svg:width="6.7cm" svg:height="1.673cm" svg:x="20.361cm" svg:y="6.969cm">
          <draw:text-box>
            <text:p text:style-name="P1">Websocket &amp; </text:p>
            <text:p text:style-name="P1">customizable services</text:p>
          </draw:text-box>
        </draw:frame>
        <draw:frame draw:style-name="gr4" draw:text-style-name="P4" draw:layer="layout" svg:width="5.328cm" svg:height="1.474cm" svg:x="15.873cm" svg:y="15.224cm">
          <draw:text-box>
            <text:p text:style-name="P1">RMI replacement</text:p>
            <text:p text:style-name="P1"><text:span text:style-name="T2">(Object serialization)</text:span></text:p>
          </draw:text-box>
        </draw:frame>
        <draw:frame draw:style-name="gr5" draw:text-style-name="P4" draw:layer="layout" svg:width="4.968cm" svg:height="1.673cm" svg:x="2.905cm" svg:y="12.684cm">
          <draw:text-box>
            <text:p text:style-name="P1">Authentication</text:p>
            <text:p text:style-name="P1">delegation layer</text:p>
          </draw:text-box>
        </draw:frame>
        <draw:frame draw:style-name="gr6" draw:text-style-name="P4" draw:layer="layout" svg:width="3.842cm" svg:height="1.673cm" svg:x="9.763cm" svg:y="3.01cm">
          <draw:text-box>
            <text:p text:style-name="P1">Pluggable</text:p>
            <text:p text:style-name="P1">applications</text:p>
          </draw:text-box>
        </draw:frame>
        <draw:frame draw:style-name="gr7" draw:text-style-name="P4" draw:layer="layout" svg:width="3.563cm" svg:height="1.673cm" svg:x="20.424cm" svg:y="10.525cm">
          <draw:text-box>
            <text:p text:style-name="P1">Piped </text:p>
            <text:p text:style-name="P1">messaging</text:p>
          </draw:text-box>
        </draw:frame>
        <draw:frame draw:style-name="gr8" draw:text-style-name="P4" draw:layer="layout" svg:width="3.66cm" svg:height="0.962cm" svg:x="10.017cm" svg:y="15.405cm">
          <draw:text-box>
            <text:p text:style-name="P1">Virtual host</text:p>
          </draw:text-box>
        </draw:frame>
        <draw:frame draw:style-name="gr9" draw:text-style-name="P4" draw:layer="layout" svg:width="4.409cm" svg:height="1.673cm" svg:x="16.748cm" svg:y="3.264cm">
          <draw:text-box>
            <text:p text:style-name="P1">File browsing </text:p>
            <text:p text:style-name="P1">and transfer</text:p>
          </draw:text-box>
        </draw:frame>
        <draw:line draw:style-name="gr10" draw:text-style-name="P5" draw:layer="layout" svg:x1="8.239cm" svg:y1="7.223cm" svg:x2="11.668cm" svg:y2="8.239cm">
          <text:p/>
        </draw:line>
        <draw:line draw:style-name="gr10" draw:text-style-name="P5" draw:layer="layout" svg:x1="8.193cm" svg:y1="13.573cm" svg:x2="11.795cm" svg:y2="11.668cm">
          <text:p/>
        </draw:line>
        <draw:line draw:style-name="gr10" draw:text-style-name="P5" draw:layer="layout" svg:x1="12.249cm" svg:y1="14.843cm" svg:x2="13.392cm" svg:y2="12.176cm">
          <text:p/>
        </draw:line>
        <draw:line draw:style-name="gr10" draw:text-style-name="P5" draw:layer="layout" svg:x1="17.764cm" svg:y1="14.97cm" svg:x2="16.367cm" svg:y2="12.176cm">
          <text:p/>
        </draw:line>
        <draw:line draw:style-name="gr10" draw:text-style-name="P5" draw:layer="layout" svg:x1="17.637cm" svg:y1="10.779cm" svg:x2="20.431cm" svg:y2="11.287cm">
          <text:p/>
        </draw:line>
        <draw:line draw:style-name="gr10" draw:text-style-name="P5" draw:layer="layout" svg:x1="17.637cm" svg:y1="8.747cm" svg:x2="20.304cm" svg:y2="7.731cm">
          <text:p/>
        </draw:line>
        <draw:line draw:style-name="gr10" draw:text-style-name="P5" draw:layer="layout" svg:x1="16.621cm" svg:y1="6.969cm" svg:x2="17.891cm" svg:y2="5.064cm">
          <text:p/>
        </draw:line>
        <draw:line draw:style-name="gr10" draw:text-style-name="P5" draw:layer="layout" svg:x1="13.319cm" svg:y1="6.969cm" svg:x2="12.176cm" svg:y2="4.937cm">
          <text:p/>
        </draw:line>
        <draw:frame draw:style-name="gr11" draw:text-style-name="P4" draw:layer="layout" svg:width="4.867cm" svg:height="0.962cm" svg:x="2.746cm" svg:y="9.69cm">
          <draw:text-box>
            <text:p text:style-name="P1">Dynamic pages</text:p>
          </draw:text-box>
        </draw:frame>
        <draw:line draw:style-name="gr10" draw:text-style-name="P5" draw:layer="layout" svg:x1="7.858cm" svg:y1="10.144cm" svg:x2="11.541cm" svg:y2="10.017cm">
          <text:p/>
        </draw:line>
      </draw:page>
      <draw:page draw:name="page2" draw:style-name="dp1" draw:master-page-name="Default">
        <draw:custom-shape draw:style-name="gr12" draw:text-style-name="P6" draw:layer="layout" svg:width="12.314cm" svg:height="7.62cm" svg:x="12.236cm" svg:y="4.005cm">
          <text:p text:style-name="P1">Cheetah Webserv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787.92809342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2.032cm" svg:height="1.905cm" svg:x="10.844cm" svg:y="6.672cm">
          <text:p text:style-name="P1"><text:span text:style-name="T3">HTTP/</text:span></text:p>
          <text:p text:style-name="P1"><text:span text:style-name="T3">HTTPS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826cm" svg:height="2.032cm" svg:x="4.489cm" svg:y="3.751cm">
          <text:p text:style-name="P1">Browser</text:p>
          <draw:enhanced-geometry svg:viewBox="0 0 21600 21600" draw:text-areas="800 800 20800 20800" draw:type="round-rectangular-callout" draw:modifiers="25891.3610938471 39746.97491392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9" draw:layer="layout" svg:width="1.27cm" svg:height="1.143cm" svg:x="13.698cm" svg:y="9.158cm">
          <text:p text:style-name="P1"><text:span text:style-name="T4">None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5" draw:text-style-name="P9" draw:layer="layout" svg:width="1.27cm" svg:height="1.143cm" svg:x="15.222cm" svg:y="9.793cm">
          <text:p text:style-name="P1"><text:span text:style-name="T4">Free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5" draw:text-style-name="P9" draw:layer="layout" svg:width="1.27cm" svg:height="1.143cm" svg:x="16.873cm" svg:y="9.793cm">
          <text:p text:style-name="P1"><text:span text:style-name="T4">File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5" draw:text-style-name="P9" draw:layer="layout" svg:width="1.27cm" svg:height="1.143cm" svg:x="18.397cm" svg:y="9.285cm">
          <text:p text:style-name="P1"><text:span text:style-name="T4">Odoo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6" draw:text-style-name="P10" draw:layer="layout" svg:width="3.556cm" svg:height="3.429cm" svg:x="20.618cm" svg:y="5.91cm">
          <text:p text:style-name="P1"><text:span text:style-name="T5">Request</text:span></text:p>
          <text:p text:style-name="P1"><text:span text:style-name="T5">resolver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7" draw:text-style-name="P11" draw:layer="layout" svg:width="3.801cm" svg:height="7.055cm" draw:transform="rotate (-1.56713113536571) translate (20.229cm 5.752cm)">
          <text:p/>
          <draw:enhanced-geometry draw:text-areas="?f2 ?f2 ?f5 ?f4 ?f2 ?f0 ?f4 ?f5" draw:glue-points="?f2 ?f2 ?f5 ?f4 ?f2 ?f0 ?f4 ?f5" draw:glue-point-type="rectangle" draw:type="mso-spt100" draw:modifiers="9500.81180811808 10800 1625.51020408163" draw:enhanced-path="M ?f2 ?f0 L ?f1 ?f0 10800 0 ?f3 ?f0 ?f4 ?f0 ?f4 ?f2 ?f5 ?f2 ?f5 ?f1 21600 10800 ?f5 ?f3 ?f5 ?f4 ?f4 ?f4 ?f4 ?f5 ?f3 ?f5 10800 21600 ?f1 ?f5 ?f2 ?f5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?f1" draw:handle-range-x-maximum="10800" draw:handle-range-y-minimum="0" draw:handle-range-y-maximum="?f1"/>
            <draw:handle draw:handle-position="$0 top" draw:handle-range-x-minimum="?f0" draw:handle-range-x-maximum="?f2"/>
          </draw:enhanced-geometry>
        </draw:custom-shape>
        <draw:custom-shape draw:style-name="gr18" draw:text-style-name="P12" draw:layer="layout" svg:width="3.81cm" svg:height="1.905cm" svg:x="14.787cm" svg:y="6.699cm">
          <text:p text:style-name="P1"><text:span text:style-name="T4">Authentication</text:span></text:p>
          <text:p text:style-name="P1"><text:span text:style-name="T4">delegatio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8" draw:layer="layout" svg:width="4.826cm" svg:height="2.032cm" svg:x="4.616cm" svg:y="9.339cm">
          <text:p text:style-name="P1">HTTP client</text:p>
          <draw:enhanced-geometry svg:viewBox="0 0 21600 21600" draw:text-areas="800 800 20800 20800" draw:type="round-rectangular-callout" draw:modifiers="25206.7122436296 -15724.54500737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9" draw:layer="layout" svg:width="1.27cm" svg:height="1.143cm" svg:x="12.863cm" svg:y="12.403cm">
          <text:p text:style-name="P1"><text:span text:style-name="T4">plugin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19" draw:text-style-name="P13" draw:layer="layout" svg:width="9.934cm" svg:height="0.806cm" svg:x="14.112cm" svg:y="12.557cm">
          <draw:text-box>
            <text:p><text:span text:style-name="T3">: Your own authentication delegation plugin</text:span></text:p>
          </draw:text-box>
        </draw:frame>
      </draw:page>
      <draw:page draw:name="page3" draw:style-name="dp1" draw:master-page-name="Default_5f_">
        <draw:custom-shape draw:style-name="gr20" draw:text-style-name="P2" draw:layer="layout" svg:width="10.16cm" svg:height="7.62cm" svg:x="11.436cm" svg:y="3.905cm">
          <text:p text:style-name="P1"><text:span text:style-name="T1">Cheetah Webserv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787.92809342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2.032cm" svg:height="1.905cm" svg:x="10.044cm" svg:y="6.572cm">
          <text:p text:style-name="P1"><text:span text:style-name="T3">HTTP/</text:span></text:p>
          <text:p text:style-name="P1"><text:span text:style-name="T3">HTTPS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826cm" svg:height="2.032cm" svg:x="3.689cm" svg:y="3.651cm">
          <text:p text:style-name="P1"><text:span text:style-name="T1">Browser</text:span></text:p>
          <draw:enhanced-geometry svg:viewBox="0 0 21600 21600" draw:text-areas="800 800 20800 20800" draw:type="round-rectangular-callout" draw:modifiers="25891.3610938471 39746.97491392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0" draw:layer="layout" svg:width="3.556cm" svg:height="3.429cm" svg:x="14.384cm" svg:y="5.91cm">
          <text:p text:style-name="P1"><text:span text:style-name="T5">Request</text:span></text:p>
          <text:p text:style-name="P1"><text:span text:style-name="T5">resolver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4" draw:text-style-name="P14" draw:layer="layout" svg:width="4.826cm" svg:height="2.032cm" svg:x="3.816cm" svg:y="9.239cm">
          <text:p text:style-name="P1"><text:span text:style-name="T1">HTTP client</text:span></text:p>
          <draw:enhanced-geometry svg:viewBox="0 0 21600 21600" draw:text-areas="800 800 20800 20800" draw:type="round-rectangular-callout" draw:modifiers="25206.7122436296 -15724.54500737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9" draw:layer="layout" svg:width="2.034cm" svg:height="1.905cm" svg:x="22.864cm" svg:y="9.112cm">
          <text:p text:style-name="P1"><text:span text:style-name="T4">Plugin /</text:span></text:p>
          <text:p text:style-name="P1"><text:span text:style-name="T4">package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22" draw:text-style-name="P13" draw:layer="layout" svg:width="15.425cm" svg:height="0.806cm" svg:x="13.312cm" svg:y="12.457cm">
          <draw:text-box>
            <text:p><text:span text:style-name="T3">: Your own “application” plugin (dynamic classes + static resources) </text:span></text:p>
          </draw:text-box>
        </draw:frame>
        <draw:custom-shape draw:style-name="gr23" draw:text-style-name="P11" draw:layer="layout" svg:width="1.778cm" svg:height="1.016cm" svg:x="12.325cm" svg:y="7.08cm">
          <text:p/>
          <draw:enhanced-geometry svg:viewBox="0 0 21600 21600" draw:text-areas="0 ?f0 ?f5 ?f2" draw:type="right-arrow" draw:modifiers="16410.8312342569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5" draw:layer="layout" svg:width="2.159cm" svg:height="2.667cm" svg:x="22.639cm" svg:y="4.04cm">
          <text:p text:style-name="P1"><text:span text:style-name="T6">Local</text:span></text:p>
          <text:p text:style-name="P1"><text:span text:style-name="T6">Filesystem</text:span></text:p>
          <text:p text:style-name="P1"><text:span text:style-name="T7"/></text:p>
          <text:p text:style-name="P1"><text:span text:style-name="T7">“</text:span><text:span text:style-name="T7">www”</text:span></text:p>
          <text:p text:style-name="P1"><text:span text:style-name="T7"/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5" draw:text-style-name="P16" draw:layer="layout" svg:width="2.921cm" svg:height="1.651cm" svg:x="19.983cm" svg:y="6.953cm">
          <text:p text:style-name="P1"><text:span text:style-name="T7"><text:s/></text:span><text:span text:style-name="T6">Dynamic data</text:span><text:span text:style-name="T7"> </text:span></text:p>
          <text:p text:style-name="P1"><text:span text:style-name="T7">“</text:span><text:span text:style-name="T7">class”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4" draw:layer="layout" svg:x1="18.421cm" svg:y1="7.842cm" svg:x2="19.691cm" svg:y2="7.842cm">
          <text:p/>
        </draw:line>
        <draw:line draw:style-name="gr26" draw:text-style-name="P4" draw:layer="layout" svg:x1="18.421cm" svg:y1="8.958cm" svg:x2="22.358cm" svg:y2="9.874cm">
          <text:p/>
        </draw:line>
        <draw:custom-shape draw:style-name="gr15" draw:text-style-name="P9" draw:layer="layout" svg:width="1.27cm" svg:height="1.143cm" svg:x="12.071cm" svg:y="12.287cm">
          <text:p text:style-name="P1"><text:span text:style-name="T4">plugin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7" draw:text-style-name="P17" draw:layer="layout" svg:width="0.762cm" svg:height="0.635cm" svg:x="25.406cm" svg:y="4.413cm">
          <text:p text:style-name="P1"><text:span text:style-name="T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7" draw:layer="layout" svg:width="0.762cm" svg:height="0.635cm" svg:x="25.406cm" svg:y="7.207cm">
          <text:p text:style-name="P1"><text:span text:style-name="T6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7" draw:layer="layout" svg:width="0.762cm" svg:height="0.635cm" svg:x="25.406cm" svg:y="9.874cm">
          <text:p text:style-name="P1"><text:span text:style-name="T6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4" draw:layer="layout" svg:x1="18.421cm" svg:y1="6.699cm" svg:x2="22.358cm" svg:y2="5.556cm">
          <text:p/>
        </draw:line>
        <draw:custom-shape draw:style-name="gr25" draw:text-style-name="P16" draw:layer="layout" svg:width="2.921cm" svg:height="1.651cm" svg:x="19.796cm" svg:y="14.789cm">
          <text:p text:style-name="P1"><text:span text:style-name="T7"><text:s/></text:span><text:span text:style-name="T6">Dynamic data</text:span><text:span text:style-name="T7"> </text:span></text:p>
          <text:p text:style-name="P1"><text:span text:style-name="T7">“</text:span><text:span text:style-name="T7">class”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2.159cm" svg:height="2.667cm" svg:x="25.511cm" svg:y="14.716cm">
          <text:p text:style-name="P1"><text:span text:style-name="T6">Plugin</text:span></text:p>
          <text:p text:style-name="P1"><text:span text:style-name="T6"/></text:p>
          <text:p text:style-name="P1"><text:span text:style-name="T6">Static files</text:span></text:p>
          <text:p text:style-name="P1"><text:span text:style-name="T7"/></text:p>
          <text:p text:style-name="P1"><text:span text:style-name="T7"/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line draw:style-name="gr26" draw:text-style-name="P4" draw:layer="layout" svg:x1="22.463cm" svg:y1="13.446cm" svg:x2="21.828cm" svg:y2="14.462cm">
          <text:p/>
        </draw:line>
        <draw:line draw:style-name="gr26" draw:text-style-name="P4" draw:layer="layout" svg:x1="26.273cm" svg:y1="13.446cm" svg:x2="26.527cm" svg:y2="14.462cm">
          <text:p/>
        </draw:line>
      </draw:page>
      <draw:page draw:name="page4" draw:style-name="dp1" draw:master-page-name="Default_5f_">
        <draw:custom-shape draw:style-name="gr1" draw:text-style-name="P2" draw:layer="layout" svg:width="4.953cm" svg:height="4.191cm" svg:x="5.478cm" svg:y="10.779cm">
          <text:p text:style-name="P1"><text:span text:style-name="T1">Cheetah </text:span></text:p>
          <text:p text:style-name="P1"><text:span text:style-name="T1"/></text:p>
          <text:p text:style-name="P1"><text:span text:style-name="T1">Webserver</text:span></text:p>
          <draw:enhanced-geometry svg:viewBox="0 0 21600 21600" draw:path-stretchpoint-x="10800" draw:path-stretchpoint-y="10800" draw:text-areas="?f3 ?f4 ?f5 ?f6" draw:type="round-rectangle" draw:modifiers="787.92809342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2.54cm" svg:height="1.524cm" svg:x="6.748cm" svg:y="9.763cm">
          <text:p text:style-name="P1"><text:span text:style-name="T4">Websocket</text:span></text:p>
          <text:p text:style-name="P1"><text:span text:style-name="T4">Page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4.953cm" svg:height="2.032cm" svg:x="5.632cm" svg:y="3.032cm">
          <text:p text:style-name="P1">Brow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4" draw:layer="layout" svg:x1="8.018cm" svg:y1="5.318cm" svg:x2="8.018cm" svg:y2="9.382cm">
          <text:p/>
        </draw:line>
        <draw:frame draw:style-name="gr31" draw:text-style-name="P19" draw:layer="layout" svg:width="4.604cm" svg:height="1.673cm" svg:x="3.16cm" svg:y="6.207cm">
          <draw:text-box>
            <text:p><text:span text:style-name="T7">2-way communication</text:span></text:p>
            <text:p><text:span text:style-name="T7"/></text:p>
            <text:p text:style-name="P1"><text:span text:style-name="T7">“</text:span><text:span text:style-name="T7">push” mechanism </text:span></text:p>
          </draw:text-box>
        </draw:frame>
        <draw:custom-shape draw:style-name="gr1" draw:text-style-name="P2" draw:layer="layout" svg:width="4.953cm" svg:height="4.191cm" svg:x="17.794cm" svg:y="10.628cm">
          <text:p text:style-name="P1"><text:span text:style-name="T1">Cheetah </text:span></text:p>
          <text:p text:style-name="P1"><text:span text:style-name="T1"/></text:p>
          <text:p text:style-name="P1"><text:span text:style-name="T1">Webserver</text:span></text:p>
          <draw:enhanced-geometry svg:viewBox="0 0 21600 21600" draw:path-stretchpoint-x="10800" draw:path-stretchpoint-y="10800" draw:text-areas="?f3 ?f4 ?f5 ?f6" draw:type="round-rectangle" draw:modifiers="787.92809342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2.54cm" svg:height="1.524cm" svg:x="19.064cm" svg:y="9.612cm">
          <text:p text:style-name="P1"><text:span text:style-name="T4">Websocket</text:span></text:p>
          <text:p text:style-name="P1"><text:span text:style-name="T4">Page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xml:id="id1" draw:id="id1" draw:layer="layout" svg:width="4.953cm" svg:height="2.032cm" svg:x="14.619cm" svg:y="3.032cm">
          <text:p text:style-name="P1">Browser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4" draw:layer="layout" svg:x1="16.397cm" svg:y1="5.445cm" svg:x2="19.064cm" svg:y2="9.255cm">
          <text:p/>
        </draw:line>
        <draw:custom-shape draw:style-name="gr29" draw:text-style-name="P8" xml:id="id2" draw:id="id2" draw:layer="layout" svg:width="4.953cm" svg:height="2.032cm" svg:x="20.588cm" svg:y="3.032cm">
          <text:p text:style-name="P1">Browse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4" draw:layer="layout" svg:x1="23.763cm" svg:y1="5.445cm" svg:x2="21.731cm" svg:y2="9.255cm">
          <text:p/>
        </draw:line>
        <draw:connector draw:style-name="gr32" draw:text-style-name="P4" draw:layer="layout" draw:type="curve" draw:line-skew="1.086cm" svg:x1="17.095cm" svg:y1="5.064cm" svg:x2="23.064cm" svg:y2="5.064cm" draw:start-shape="id1" draw:end-shape="id2" draw:end-glue-point="2" svg:d="M17095 5064c0 2382 5969 2382 5969 0" svg:viewBox="0 0 5970 1788">
          <text:p/>
        </draw:connector>
        <draw:frame draw:style-name="gr33" draw:text-style-name="P19" draw:layer="layout" svg:width="3.457cm" svg:height="2.147cm" svg:x="18.429cm" svg:y="5.953cm">
          <draw:text-box>
            <text:p><text:span text:style-name="T7">Communication</text:span></text:p>
            <text:p><text:span text:style-name="T7"/></text:p>
            <text:p text:style-name="P1"><text:span text:style-name="T7">channel</text:span></text:p>
            <text:p text:style-name="P1"><text:span text:style-name="T7"><text:s/></text:span></text:p>
          </draw:text-box>
        </draw:frame>
      </draw:page>
      <draw:page draw:name="page5" draw:style-name="dp1" draw:master-page-name="Default_5f_">
        <draw:custom-shape draw:style-name="gr34" draw:text-style-name="P2" draw:layer="layout" svg:width="4.953cm" svg:height="4.191cm" svg:x="12.183cm" svg:y="10.755cm">
          <text:p/>
          <draw:enhanced-geometry svg:viewBox="0 0 21600 21600" draw:path-stretchpoint-x="10800" draw:path-stretchpoint-y="10800" draw:text-areas="?f3 ?f4 ?f5 ?f6" draw:type="round-rectangle" draw:modifiers="787.92809342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2.54cm" svg:height="1.524cm" svg:x="13.353cm" svg:y="9.739cm">
          <text:p text:style-name="P1"><text:span text:style-name="T4">Websocket</text:span></text:p>
          <text:p text:style-name="P1"><text:span text:style-name="T4">Page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xml:id="id3" draw:id="id3" draw:layer="layout" svg:width="4.953cm" svg:height="2.032cm" svg:x="9.008cm" svg:y="3.159cm">
          <text:p text:style-name="P1"><text:span text:style-name="T1">Brows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4" draw:layer="layout" svg:x1="10.786cm" svg:y1="5.572cm" svg:x2="13.257cm" svg:y2="9.382cm">
          <text:p/>
        </draw:line>
        <draw:custom-shape draw:style-name="gr29" draw:text-style-name="P14" xml:id="id4" draw:id="id4" draw:layer="layout" svg:width="4.953cm" svg:height="2.032cm" svg:x="14.977cm" svg:y="3.159cm">
          <text:p text:style-name="P1"><text:span text:style-name="T1">Brows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4" draw:layer="layout" svg:x1="18.152cm" svg:y1="5.572cm" svg:x2="16.12cm" svg:y2="9.382cm">
          <text:p/>
        </draw:line>
        <draw:connector draw:style-name="gr32" draw:text-style-name="P4" draw:layer="layout" draw:type="curve" draw:line-skew="1.086cm" svg:x1="11.484cm" svg:y1="5.191cm" svg:x2="17.453cm" svg:y2="5.191cm" draw:start-shape="id3" draw:end-shape="id4" draw:end-glue-point="2" svg:d="M11484 5191c0 2382 5969 2382 5969 0" svg:viewBox="0 0 5970 1788">
          <text:p/>
        </draw:connector>
        <draw:frame draw:style-name="gr33" draw:text-style-name="P19" draw:layer="layout" svg:width="3.457cm" svg:height="2.147cm" svg:x="12.818cm" svg:y="6.08cm">
          <draw:text-box>
            <text:p><text:span text:style-name="T7">Communication</text:span></text:p>
            <text:p><text:span text:style-name="T7"/></text:p>
            <text:p text:style-name="P1"><text:span text:style-name="T7">channel</text:span></text:p>
            <text:p text:style-name="P1"><text:span text:style-name="T7"><text:s/></text:span></text:p>
          </draw:text-box>
        </draw:frame>
        <draw:custom-shape draw:style-name="gr29" draw:text-style-name="P14" draw:layer="layout" svg:width="4.953cm" svg:height="2.032cm" svg:x="17.829cm" svg:y="15.759cm">
          <text:p text:style-name="P1"><text:span text:style-name="T1">Browser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4" draw:layer="layout" svg:width="4.953cm" svg:height="2.032cm" svg:x="6.778cm" svg:y="15.859cm">
          <text:p text:style-name="P1"><text:span text:style-name="T1">Browse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2.54cm" svg:height="1.524cm" svg:x="16.303cm" svg:y="11.922cm">
          <text:p text:style-name="P1"><text:span text:style-name="T4">Websocket</text:span></text:p>
          <text:p text:style-name="P1"><text:span text:style-name="T4">Page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2.54cm" svg:height="1.524cm" svg:x="10.542cm" svg:y="11.922cm">
          <text:p text:style-name="P1"><text:span text:style-name="T4">Websocket</text:span></text:p>
          <text:p text:style-name="P1"><text:span text:style-name="T4">Page</text:span></text:p>
          <draw:enhanced-geometry svg:viewBox="0 0 21600 21600" draw:type="rectangle" draw:enhanced-path="M 0 0 L 21600 0 21600 21600 0 21600 0 0 Z N"/>
        </draw:custom-shape>
        <draw:line draw:style-name="gr30" draw:text-style-name="P4" draw:layer="layout" svg:x1="19.224cm" svg:y1="15.478cm" svg:x2="18.208cm" svg:y2="13.7cm">
          <text:p/>
        </draw:line>
        <draw:line draw:style-name="gr30" draw:text-style-name="P4" draw:layer="layout" svg:x1="10.461cm" svg:y1="15.605cm" svg:x2="11.35cm" svg:y2="13.7cm">
          <text:p/>
        </draw:line>
        <draw:custom-shape draw:style-name="gr35" draw:text-style-name="P11" draw:layer="layout" svg:width="1.433cm" svg:height="1.016cm" draw:transform="rotate (1.57166899142089) translate (14.151cm 12.811cm)">
          <text:p/>
          <draw:enhanced-geometry svg:viewBox="0 0 21600 21600" draw:text-areas="0 ?f0 ?f5 ?f2" draw:type="right-arrow" draw:modifiers="16410.8312342569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6" draw:text-style-name="P4" draw:layer="layout" svg:x1="14.652cm" svg:y1="12.811cm" svg:x2="16.303cm" svg:y2="12.811cm">
          <text:p/>
        </draw:line>
        <draw:connector draw:style-name="gr37" draw:text-style-name="P4" draw:layer="layout" draw:type="curve" draw:line-skew="0.545cm" svg:x1="9.735cm" svg:y1="15.4cm" svg:x2="13.615cm" svg:y2="7.099cm" svg:d="M9735 15400c0-5407 3880-1257 3880-8301" svg:viewBox="0 0 3881 8302">
          <text:p/>
        </draw:connector>
        <draw:connector draw:style-name="gr37" draw:text-style-name="P4" draw:layer="layout" draw:type="curve" draw:line-skew="0.396cm" svg:x1="19.952cm" svg:y1="15.295cm" svg:x2="15.527cm" svg:y2="6.995cm" svg:d="M19952 15295c0-5631-4425-1481-4425-8300" svg:viewBox="0 0 4426 8301">
          <text:p/>
        </draw:connector>
        <draw:line draw:style-name="gr36" draw:text-style-name="P4" draw:layer="layout" svg:x1="13.053cm" svg:y1="12.811cm" svg:x2="14.704cm" svg:y2="12.811cm">
          <text:p/>
        </draw:line>
        <draw:frame draw:style-name="gr38" draw:text-style-name="P19" draw:layer="layout" svg:width="3.635cm" svg:height="2.621cm" svg:x="13.003cm" svg:y="12.719cm">
          <draw:text-box>
            <text:p text:style-name="P1"><text:span text:style-name="T8">Websocket</text:span></text:p>
            <text:p><text:span text:style-name="T8"/></text:p>
            <text:p><text:span text:style-name="T8">communication</text:span></text:p>
            <text:p text:style-name="P1"><text:span text:style-name="T8">“</text:span><text:span text:style-name="T8">pipe-ing”</text:span></text:p>
            <text:p text:style-name="P1"><text:span text:style-name="T7"><text:s/></text:span></text:p>
          </draw:text-box>
        </draw:frame>
      </draw:page>
      <draw:page draw:name="page6" draw:style-name="dp1" draw:master-page-name="Default_5f_">
        <draw:custom-shape draw:style-name="gr34" draw:text-style-name="P2" draw:layer="layout" svg:width="4.953cm" svg:height="4.191cm" svg:x="19.669cm" svg:y="7.477cm">
          <text:p/>
          <draw:enhanced-geometry svg:viewBox="0 0 21600 21600" draw:path-stretchpoint-x="10800" draw:path-stretchpoint-y="10800" draw:text-areas="?f3 ?f4 ?f5 ?f6" draw:type="round-rectangle" draw:modifiers="787.92809342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2.54cm" svg:height="1.524cm" svg:x="17.745cm" svg:y="8.582cm">
          <text:p text:style-name="P1"><text:span text:style-name="T4">Websocket</text:span></text:p>
          <text:p text:style-name="P1"><text:span text:style-name="T4">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953cm" svg:height="4.191cm" svg:x="4.442cm" svg:y="7.539cm">
          <text:p text:style-name="P1"><text:span text:style-name="T1">Cheetah </text:span></text:p>
          <text:p text:style-name="P1"><text:span text:style-name="T1"/></text:p>
          <text:p text:style-name="P1"><text:span text:style-name="T1">Webserver</text:span></text:p>
          <draw:enhanced-geometry svg:viewBox="0 0 21600 21600" draw:path-stretchpoint-x="10800" draw:path-stretchpoint-y="10800" draw:text-areas="?f3 ?f4 ?f5 ?f6" draw:type="round-rectangle" draw:modifiers="787.92809342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2.54cm" svg:height="1.524cm" svg:x="8.379cm" svg:y="8.582cm">
          <text:p text:style-name="P1"><text:span text:style-name="T4">Websocket</text:span></text:p>
          <text:p text:style-name="P1"><text:span text:style-name="T4">Sync. Client</text:span></text:p>
          <draw:enhanced-geometry svg:viewBox="0 0 21600 21600" draw:type="rectangle" draw:enhanced-path="M 0 0 L 21600 0 21600 21600 0 21600 0 0 Z N"/>
        </draw:custom-shape>
        <draw:line draw:style-name="gr39" draw:text-style-name="P4" draw:layer="layout" svg:x1="11.395cm" svg:y1="9.344cm" svg:x2="17.491cm" svg:y2="9.344cm">
          <text:p/>
        </draw:line>
        <draw:frame draw:style-name="gr40" draw:text-style-name="P20" draw:layer="layout" svg:width="5.362cm" svg:height="1.361cm" svg:x="11.776cm" svg:y="7.602cm">
          <draw:text-box>
            <text:p text:style-name="P1"><text:span text:style-name="T3">Object serialization</text:span></text:p>
            <text:p text:style-name="P1"><text:span text:style-name="T3">in replacement of RMI</text:span></text:p>
          </draw:text-box>
        </draw:frame>
        <draw:custom-shape draw:style-name="gr25" draw:text-style-name="P16" draw:layer="layout" svg:width="2.921cm" svg:height="1.651cm" svg:x="21.547cm" svg:y="8.62cm">
          <text:p text:style-name="P1"><text:span text:style-name="T6"><text:s/></text:span><text:span text:style-name="T6">Request exec.</text:span><text:span text:style-name="T7"> </text:span></text:p>
          <text:p text:style-name="P1"><text:span text:style-name="T7">“</text:span><text:span text:style-name="T7">class”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1" draw:layer="layout" svg:width="0.993cm" svg:height="1.016cm" svg:x="20.4cm" svg:y="8.874cm">
          <text:p/>
          <draw:enhanced-geometry svg:viewBox="0 0 21600 21600" draw:text-areas="0 ?f0 ?f5 ?f2" draw:type="right-arrow" draw:modifiers="12669.2307692308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2" draw:text-style-name="P20" draw:layer="layout" svg:width="5.751cm" svg:height="1.361cm" svg:x="21.165cm" svg:y="11.958cm">
          <draw:text-box>
            <text:p text:style-name="P1"><text:span text:style-name="T3">New object instantiation</text:span></text:p>
            <text:p text:style-name="P1"><text:span text:style-name="T3"><text:s/></text:span><text:span text:style-name="T3">per request</text:span></text:p>
          </draw:text-box>
        </draw:frame>
      </draw:page>
      <draw:page draw:name="page7" draw:style-name="dp1" draw:master-page-name="Default_5f_">
        <draw:custom-shape draw:style-name="gr34" draw:text-style-name="P2" draw:layer="layout" svg:width="4.953cm" svg:height="4.191cm" svg:x="19.669cm" svg:y="7.477cm">
          <text:p/>
          <draw:enhanced-geometry svg:viewBox="0 0 21600 21600" draw:path-stretchpoint-x="10800" draw:path-stretchpoint-y="10800" draw:text-areas="?f3 ?f4 ?f5 ?f6" draw:type="round-rectangle" draw:modifiers="787.92809342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2.54cm" svg:height="1.524cm" svg:x="17.745cm" svg:y="8.582cm">
          <text:p text:style-name="P1"><text:span text:style-name="T4">Websocket</text:span></text:p>
          <text:p text:style-name="P1"><text:span text:style-name="T4">Server</text:span>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4.94cm" svg:height="4.191cm" svg:x="4.442cm" svg:y="7.539cm">
          <text:p/>
          <draw:enhanced-geometry svg:viewBox="0 0 21600 21600" draw:path-stretchpoint-x="10800" draw:path-stretchpoint-y="10800" draw:text-areas="?f3 ?f4 ?f5 ?f6" draw:type="round-rectangle" draw:modifiers="787.92809342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2.54cm" svg:height="1.524cm" svg:x="8.579cm" svg:y="8.582cm">
          <text:p text:style-name="P1"><text:span text:style-name="T4">Websocket</text:span></text:p>
          <text:p text:style-name="P1"><text:span text:style-name="T4">Client</text:span></text:p>
          <draw:enhanced-geometry svg:viewBox="0 0 21600 21600" draw:type="rectangle" draw:enhanced-path="M 0 0 L 21600 0 21600 21600 0 21600 0 0 Z N"/>
        </draw:custom-shape>
        <draw:line draw:style-name="gr39" draw:text-style-name="P4" draw:layer="layout" svg:x1="11.395cm" svg:y1="9.344cm" svg:x2="17.491cm" svg:y2="9.344cm">
          <text:p/>
        </draw:line>
        <draw:frame draw:style-name="gr40" draw:text-style-name="P20" draw:layer="layout" svg:width="5.362cm" svg:height="1.361cm" svg:x="11.776cm" svg:y="7.602cm">
          <draw:text-box>
            <text:p text:style-name="P1"><text:span text:style-name="T3">Object serialization</text:span></text:p>
            <text:p text:style-name="P1"><text:span text:style-name="T3">in replacement of RMI</text:span></text:p>
          </draw:text-box>
        </draw:frame>
        <draw:custom-shape draw:style-name="gr25" draw:text-style-name="P16" draw:layer="layout" svg:width="2.921cm" svg:height="1.651cm" svg:x="21.547cm" svg:y="8.62cm">
          <text:p text:style-name="P1"><text:span text:style-name="T6"><text:s/></text:span><text:span text:style-name="T6">Request exec.</text:span><text:span text:style-name="T7"> </text:span></text:p>
          <text:p text:style-name="P1"><text:span text:style-name="T7">“</text:span><text:span text:style-name="T7">class”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1" draw:layer="layout" svg:width="0.993cm" svg:height="1.016cm" svg:x="20.4cm" svg:y="8.874cm">
          <text:p/>
          <draw:enhanced-geometry svg:viewBox="0 0 21600 21600" draw:text-areas="0 ?f0 ?f5 ?f2" draw:type="right-arrow" draw:modifiers="12669.2307692308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2" draw:text-style-name="P20" draw:layer="layout" svg:width="5.751cm" svg:height="1.361cm" svg:x="21.165cm" svg:y="11.958cm">
          <draw:text-box>
            <text:p text:style-name="P1"><text:span text:style-name="T3">New object instantiation</text:span></text:p>
            <text:p text:style-name="P1"><text:span text:style-name="T3"><text:s/></text:span><text:span text:style-name="T3">per request</text:span></text:p>
          </draw:text-box>
        </draw:frame>
        <draw:custom-shape draw:style-name="gr25" draw:text-style-name="P16" draw:layer="layout" svg:width="2.921cm" svg:height="1.651cm" svg:x="4.583cm" svg:y="8.493cm">
          <text:p text:style-name="P1"><text:span text:style-name="T6"><text:s/></text:span><text:span text:style-name="T6">Response exec.</text:span><text:span text:style-name="T7"> </text:span></text:p>
          <text:p text:style-name="P1"><text:span text:style-name="T7">“</text:span><text:span text:style-name="T7">class”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1" draw:layer="layout" svg:width="0.762cm" svg:height="1.016cm" svg:x="7.731cm" svg:y="8.874cm">
          <text:p/>
          <draw:enhanced-geometry svg:viewBox="0 0 21600 21600" draw:mirror-horizontal="true" draw:text-areas="0 ?f0 ?f5 ?f2" draw:type="right-arrow" draw:modifiers="10559.370904325 10704.42477876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2" draw:text-style-name="P20" draw:layer="layout" svg:width="5.751cm" svg:height="1.361cm" svg:x="3.286cm" svg:y="12.085cm">
          <draw:text-box>
            <text:p text:style-name="P1"><text:span text:style-name="T3">New object instantiation</text:span></text:p>
            <text:p text:style-name="P1"><text:span text:style-name="T3"><text:s/></text:span><text:span text:style-name="T3">per request respon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Schweitzer</meta:initial-creator>
    <meta:creation-date>2016-11-02T11:53:21.084270134</meta:creation-date>
    <dc:date>2018-01-07T17:14:13.486570643</dc:date>
    <meta:editing-duration>PT53M56S</meta:editing-duration>
    <meta:editing-cycles>12</meta:editing-cycles>
    <meta:generator>LibreOffice/5.2.7.2$Linux_X86_64 LibreOffice_project/20m0$Build-2</meta:generator>
    <meta:printed-by>Philippe Schweitzer</meta:printed-by>
    <meta:print-date>2016-11-02T15:23:07.944218726</meta:print-date>
    <meta:document-statistic meta:object-count="107"/>
  </office:meta>
</office:document-meta>
</file>